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4000002647B28A1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color="#ff0000" draw:textarea-horizontal-align="justify" draw:textarea-vertical-align="middle" draw:auto-grow-height="false" fo:min-height="1.655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color="#ff0000" draw:textarea-horizontal-align="justify" draw:textarea-vertical-align="middle" draw:auto-grow-height="false" fo:min-height="2.238cm" fo:min-width="5.186cm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color="#2a6099" draw:textarea-horizontal-align="justify" draw:textarea-vertical-align="middle" draw:auto-grow-height="false" fo:min-height="1.655cm" fo:min-width="2.674cm" style:writing-mode="lr-tb" loext:decorative="false"/>
      <style:paragraph-properties style:writing-mode="lr-tb"/>
    </style:style>
    <style:style style:name="gr5" style:family="graphic" style:parent-style-name="objectwithoutfill">
      <style:graphic-properties draw:stroke="solid" svg:stroke-color="#2a6099"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stroke="solid" svg:stroke-color="#ff0000" draw:marker-end="Arrowheads_20_2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stroke="solid" svg:stroke-color="#ff0000" draw:textarea-horizontal-align="justify" draw:textarea-vertical-align="middle" draw:auto-grow-height="false" fo:min-height="2.264cm" fo:min-width="2.57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0" style:family="graphic" style:parent-style-name="standard">
      <style:graphic-properties draw:stroke="solid" svg:stroke-color="#ff0000" draw:textarea-horizontal-align="justify" draw:textarea-vertical-align="middle" draw:auto-grow-height="false" fo:min-height="2.29cm" fo:min-width="4.58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stroke="solid" svg:stroke-color="#ff0000" draw:marker-end="Arrowheads_20_3" draw:marker-end-width="0.3cm" draw:fill="none" draw:textarea-vertical-align="middle" loext:decorative="false"/>
    </style:style>
    <style:style style:name="gr12" style:family="graphic" style:parent-style-name="objectwithoutfill">
      <style:graphic-properties draw:stroke="solid" svg:stroke-color="#ff0000" draw:marker-end="Arrowheads_20_1" draw:marker-end-width="0.3cm" draw:fill="none" draw:textarea-vertical-align="middle" loext:decorative="false"/>
    </style:style>
    <style:style style:name="gr13" style:family="graphic" style:parent-style-name="objectwithoutfill">
      <style:graphic-properties draw:stroke="solid" svg:stroke-color="#2a6099" draw:marker-end="Arrowheads_20_4" draw:marker-end-width="0.3cm" draw:fill="none" draw:textarea-vertical-align="middle" loext:decorative="false"/>
    </style:style>
    <style:style style:name="gr14" style:family="graphic">
      <style:graphic-properties style:protect="size" loext:decorative="false"/>
    </style:style>
    <style:style style:name="gr15" style:family="graphic" style:parent-style-name="standard">
      <style:graphic-properties draw:stroke="solid" svg:stroke-color="#2a6099" draw:textarea-horizontal-align="justify" draw:textarea-vertical-align="middle" draw:auto-grow-height="false" fo:min-height="1.655cm" fo:min-width="4.48cm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color="#2a6099" draw:textarea-horizontal-align="justify" draw:textarea-vertical-align="middle" draw:auto-grow-height="false" fo:min-height="2.264cm" fo:min-width="4.58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solid" svg:stroke-color="#2a6099" draw:marker-end="Arrowheads_20_2" draw:marker-end-width="0.3cm" draw:fill="none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stroke="none" svg:stroke-color="#2a6099" draw:fill="none" draw:fill-color="#ffffff" draw:auto-grow-height="true" draw:auto-grow-width="false" fo:min-height="1.423cm" loext:decorative="false"/>
      <style:paragraph-properties style:writing-mode="lr-tb"/>
    </style:style>
    <style:style style:name="gr19" style:family="graphic" style:parent-style-name="standard">
      <style:graphic-properties draw:stroke="solid" svg:stroke-color="#2a6099" draw:textarea-horizontal-align="justify" draw:textarea-vertical-align="middle" draw:auto-grow-height="false" fo:min-height="2.29cm" fo:min-width="2.576cm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color="#2a6099" draw:textarea-horizontal-align="justify" draw:textarea-vertical-align="middle" draw:auto-grow-height="false" fo:min-height="2.29cm" fo:min-width="4.48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stroke="solid" svg:stroke-color="#2a6099" draw:marker-end="Arrowheads_20_3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175cm" svg:height="3.175cm" svg:x="20.82cm" svg:y="4.136cm">
          <draw:image xlink:href="Pictures/1000000100000264000002647B28A1E5.png" xlink:type="simple" xlink:show="embed" xlink:actuate="onLoad" draw:mime-type="image/png">
            <text:p/>
          </draw:image>
        </draw:frame>
        <draw:custom-shape draw:style-name="gr2" draw:text-style-name="P3" draw:layer="layout" svg:width="5.08cm" svg:height="1.905cm" svg:x="0.635cm" svg:y="5.132cm">
          <text:p text:style-name="P2">Sonar sensor</text:p>
          <text:p text:style-name="P2">(HC-SR04)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686cm" svg:height="2.488cm" svg:x="6.985cm" svg:y="5.132cm">
          <text:p text:style-name="P2">Microcontroller</text:p>
          <text:p text:style-name="P2">(Arduino MKR1500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74cm" svg:height="1.905cm" svg:x="15.876cm" svg:y="5.132cm">
          <text:p text:style-name="P2">Span</text:p>
          <text:p text:style-name="P2">(lab5e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3.215cm" svg:y1="5.744cm" svg:x2="24.765cm" svg:y2="5.741cm">
          <text:p/>
        </draw:line>
        <draw:line draw:style-name="gr6" draw:text-style-name="P1" draw:layer="layout" svg:x1="12.646cm" svg:y1="5.767cm" svg:x2="15.876cm" svg:y2="5.767cm">
          <text:p text:style-name="P2"><text:s/></text:p>
        </draw:line>
        <draw:frame draw:style-name="gr7" draw:text-style-name="P4" draw:layer="layout" svg:width="3.81cm" svg:height="1.673cm" svg:x="12.746cm" svg:y="3.859cm">
          <draw:text-box>
            <text:p><text:s/>NB-IOT</text:p>
            <text:p>(NB-LTE)</text:p>
          </draw:text-box>
        </draw:frame>
        <draw:custom-shape draw:style-name="gr8" draw:text-style-name="P3" draw:layer="layout" svg:width="3.076cm" svg:height="2.514cm" svg:x="24.765cm" svg:y="5.106cm">
          <text:p text:style-name="P2">User </text:p>
          <text:p text:style-name="P2">Interface</text:p>
          <text:p text:style-name="P2">(figma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086cm" svg:y1="5.767cm" svg:x2="21.626cm" svg:y2="5.767cm">
          <text:p/>
        </draw:line>
        <draw:frame draw:style-name="gr9" draw:text-style-name="P4" draw:layer="layout" svg:width="3.81cm" svg:height="0.962cm" svg:x="18.921cm" svg:y="4.87cm">
          <draw:text-box>
            <text:p>Internet</text:p>
          </draw:text-box>
        </draw:frame>
        <draw:custom-shape draw:style-name="gr10" draw:text-style-name="P3" xml:id="id1" draw:id="id1" draw:layer="layout" svg:width="5.08cm" svg:height="2.54cm" svg:x="0.635cm" svg:y="7.672cm">
          <text:p text:style-name="P2">Photoresistive <text:s/>sensor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715cm" svg:y1="8.942cm" svg:x2="6.985cm" svg:y2="6.376cm" draw:start-shape="id1" draw:start-glue-point="1" draw:end-shape="id2" draw:end-glue-point="3" svg:d="M5715 8942h635v-2566h635" svg:viewBox="0 0 1271 2567">
          <text:p/>
        </draw:connector>
        <draw:line draw:style-name="gr12" draw:text-style-name="P1" draw:layer="layout" svg:x1="5.715cm" svg:y1="5.744cm" svg:x2="6.985cm" svg:y2="5.744cm">
          <text:p/>
        </draw:line>
        <draw:line draw:style-name="gr13" draw:text-style-name="P1" draw:layer="layout" svg:x1="15.876cm" svg:y1="6.35cm" svg:x2="12.671cm" svg:y2="6.35cm">
          <text:p/>
        </draw:line>
        <draw:line draw:style-name="gr13" draw:text-style-name="P1" draw:layer="layout" svg:x1="21.59cm" svg:y1="6.35cm" svg:x2="19.05cm" svg:y2="6.35cm">
          <text:p/>
        </draw:line>
        <draw:line draw:style-name="gr13" draw:text-style-name="P1" draw:layer="layout" svg:x1="24.678cm" svg:y1="6.35cm" svg:x2="23.201cm" svg:y2="6.351cm">
          <text:p/>
        </draw:lin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3.175cm" svg:height="3.175cm" svg:x="20.72cm" svg:y="4.11cm">
          <draw:image xlink:href="Pictures/1000000100000264000002647B28A1E5.png" xlink:type="simple" xlink:show="embed" xlink:actuate="onLoad" draw:mime-type="image/png">
            <text:p/>
          </draw:image>
        </draw:frame>
        <draw:custom-shape draw:style-name="gr15" draw:text-style-name="P3" draw:layer="layout" svg:width="4.98cm" svg:height="1.905cm" svg:x="0.635cm" svg:y="5.106cm">
          <text:p text:style-name="P2">Sonar sensor</text:p>
          <text:p text:style-name="P2">HC-SR04</text:p>
          <draw:enhanced-geometry svg:viewBox="0 0 21600 21600" draw:type="rectangle" draw:enhanced-path="M 0 0 L 21600 0 21600 21600 0 21600 0 0 Z N"/>
        </draw:custom-shape>
        <draw:custom-shape draw:style-name="gr16" draw:text-style-name="P3" xml:id="id4" draw:id="id4" draw:layer="layout" svg:width="5.08cm" svg:height="2.514cm" svg:x="7.491cm" svg:y="5.106cm">
          <text:p text:style-name="P2">Microcontroller</text:p>
          <text:p text:style-name="P2">(MKR 1500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74cm" svg:height="1.905cm" svg:x="15.776cm" svg:y="5.106cm">
          <text:p text:style-name="P2">Span</text:p>
          <text:p text:style-name="P2">(lab5e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3.115cm" svg:y1="5.718cm" svg:x2="24.665cm" svg:y2="5.715cm">
          <text:p/>
        </draw:line>
        <draw:line draw:style-name="gr17" draw:text-style-name="P1" draw:layer="layout" svg:x1="12.546cm" svg:y1="5.741cm" svg:x2="15.776cm" svg:y2="5.741cm">
          <text:p text:style-name="P2"><text:s/></text:p>
        </draw:line>
        <draw:frame draw:style-name="gr18" draw:text-style-name="P4" draw:layer="layout" svg:width="3.81cm" svg:height="1.673cm" svg:x="12.646cm" svg:y="3.833cm">
          <draw:text-box>
            <text:p><text:s/>NB-IOT</text:p>
            <text:p>(NB-LTE)</text:p>
          </draw:text-box>
        </draw:frame>
        <draw:custom-shape draw:style-name="gr19" draw:text-style-name="P3" draw:layer="layout" svg:width="3.076cm" svg:height="2.54cm" svg:x="24.665cm" svg:y="5.08cm">
          <text:p text:style-name="P2">User </text:p>
          <text:p text:style-name="P2">Interface</text:p>
          <text:p text:style-name="P2">(figma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86cm" svg:y1="5.741cm" svg:x2="21.526cm" svg:y2="5.741cm">
          <text:p/>
        </draw:line>
        <draw:frame draw:style-name="gr9" draw:text-style-name="P4" draw:layer="layout" svg:width="3.81cm" svg:height="0.962cm" svg:x="18.821cm" svg:y="4.844cm">
          <draw:text-box>
            <text:p>Internet</text:p>
          </draw:text-box>
        </draw:frame>
        <draw:custom-shape draw:style-name="gr20" draw:text-style-name="P3" xml:id="id3" draw:id="id3" draw:layer="layout" svg:width="4.98cm" svg:height="2.54cm" svg:x="0.635cm" svg:y="7.646cm">
          <text:p text:style-name="P2">Photoresistive <text:s/>sensor</text:p>
          <text:p text:style-name="P2">HC-SR04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5.615cm" svg:y1="8.916cm" svg:x2="7.491cm" svg:y2="6.363cm" draw:start-shape="id3" draw:start-glue-point="1" draw:end-shape="id4" draw:end-glue-point="3" svg:d="M5615 8916h938v-2553h938" svg:viewBox="0 0 1877 2554">
          <text:p/>
        </draw:connector>
        <draw:line draw:style-name="gr5" draw:text-style-name="P1" draw:layer="layout" svg:x1="5.615cm" svg:y1="5.718cm" svg:x2="7.491cm" svg:y2="5.715cm">
          <text:p/>
        </draw:line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Long_20_Dash" svg:stroke-width="0.102cm" svg:stroke-color="#000000" draw:marker-start-width="0.356cm" draw:marker-start-center="false" draw:marker-end-width="0.356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28:37.336712386</meta:creation-date>
    <dc:date>2025-04-21T21:38:23.684511758</dc:date>
    <meta:editing-duration>PT29M41S</meta:editing-duration>
    <meta:editing-cycles>4</meta:editing-cycles>
    <meta:generator>LibreOffice/24.2.7.2$Linux_X86_64 LibreOffice_project/420$Build-2</meta:generator>
    <meta:document-statistic meta:object-count="54"/>
  </office:meta>
</office:document-meta>
</file>